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Amagro" svg:font-family="Amagro" style:font-pitch="variable"/>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Bitter" svg:font-family="Bitter"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3.3597in" fo:margin-left="-0.0375in" fo:margin-top="0in" fo:margin-bottom="0in" table:align="left"/>
    </style:style>
    <style:style style:name="Table1.A" style:family="table-column">
      <style:table-column-properties style:column-width="0.8201in"/>
    </style:style>
    <style:style style:name="Table1.B" style:family="table-column">
      <style:table-column-properties style:column-width="0.6771in"/>
    </style:style>
    <style:style style:name="Table1.C" style:family="table-column">
      <style:table-column-properties style:column-width="0.6646in"/>
    </style:style>
    <style:style style:name="Table1.D" style:family="table-column">
      <style:table-column-properties style:column-width="0.6118in"/>
    </style:style>
    <style:style style:name="Table1.E" style:family="table-column">
      <style:table-column-properties style:column-width="0.5861in"/>
    </style:style>
    <style:style style:name="Table1.1" style:family="table-row">
      <style:table-row-properties style:keep-together="true" fo:keep-together="auto"/>
    </style:style>
    <style:style style:name="Table1.A1" style:family="table-cell">
      <style:table-cell-properties fo:background-color="#b2b2b2" fo:padding-left="0.0785in" fo:padding-right="0.075in" fo:padding-top="0in" fo:padding-bottom="0in" fo:border-left="0.0069in solid #000000" fo:border-right="none" fo:border-top="0.0069in solid #000000" fo:border-bottom="0.0069in solid #000000">
        <style:background-image/>
      </style:table-cell-properties>
    </style:style>
    <style:style style:name="Table1.E1" style:family="table-cell">
      <style:table-cell-properties fo:background-color="#b2b2b2" fo:padding-left="0.0785in" fo:padding-right="0.075in" fo:padding-top="0in" fo:padding-bottom="0in" fo:border="0.0069in solid #000000">
        <style:background-image/>
      </style:table-cell-properties>
    </style:style>
    <style:style style:name="Table1.B2" style:family="table-cell">
      <style:table-cell-properties fo:padding-left="0.0785in" fo:padding-right="0.075in" fo:padding-top="0in" fo:padding-bottom="0in" fo:border-left="0.0069in solid #000000" fo:border-right="none" fo:border-top="0.0069in solid #000000" fo:border-bottom="0.0069in solid #000000"/>
    </style:style>
    <style:style style:name="Table1.E2" style:family="table-cell">
      <style:table-cell-properties fo:padding-left="0.0785in" fo:padding-right="0.075in" fo:padding-top="0in" fo:padding-bottom="0in" fo:border="0.0069in solid #000000"/>
    </style:style>
    <style:style style:name="Table2" style:family="table">
      <style:table-properties style:width="3.3597in" fo:margin-left="-0.0375in" fo:margin-top="0in" fo:margin-bottom="0in" fo:break-before="auto" fo:break-after="auto" table:align="left"/>
    </style:style>
    <style:style style:name="Table2.A" style:family="table-column">
      <style:table-column-properties style:column-width="0.8076in"/>
    </style:style>
    <style:style style:name="Table2.B" style:family="table-column">
      <style:table-column-properties style:column-width="0.5368in"/>
    </style:style>
    <style:style style:name="Table2.C" style:family="table-column">
      <style:table-column-properties style:column-width="0.6729in"/>
    </style:style>
    <style:style style:name="Table2.D" style:family="table-column">
      <style:table-column-properties style:column-width="0.6722in"/>
    </style:style>
    <style:style style:name="Table2.E" style:family="table-column">
      <style:table-column-properties style:column-width="0.6701in"/>
    </style:style>
    <style:style style:name="Table2.1" style:family="table-row">
      <style:table-row-properties style:keep-together="true" fo:keep-together="auto"/>
    </style:style>
    <style:style style:name="Table2.A1" style:family="table-cell">
      <style:table-cell-properties fo:background-color="#b2b2b2" fo:padding-left="0.0785in" fo:padding-right="0.075in" fo:padding-top="0in" fo:padding-bottom="0in" fo:border-left="0.0069in solid #000000" fo:border-right="none" fo:border-top="0.0069in solid #000000" fo:border-bottom="0.0069in solid #000000">
        <style:background-image/>
      </style:table-cell-properties>
    </style:style>
    <style:style style:name="Table2.E1" style:family="table-cell">
      <style:table-cell-properties fo:background-color="#b2b2b2" fo:padding-left="0.0785in" fo:padding-right="0.075in" fo:padding-top="0in" fo:padding-bottom="0in" fo:border="0.0069in solid #000000">
        <style:background-image/>
      </style:table-cell-properties>
    </style:style>
    <style:style style:name="Table2.B2" style:family="table-cell" style:data-style-name="N0">
      <style:table-cell-properties fo:padding-left="0.0785in" fo:padding-right="0.075in" fo:padding-top="0in" fo:padding-bottom="0in" fo:border-left="0.0069in solid #000000" fo:border-right="none" fo:border-top="0.0069in solid #000000" fo:border-bottom="0.0069in solid #000000"/>
    </style:style>
    <style:style style:name="Table2.E2" style:family="table-cell" style:data-style-name="N0">
      <style:table-cell-properties fo:padding-left="0.0785in" fo:padding-right="0.075in" fo:padding-top="0in" fo:padding-bottom="0in" fo:border="0.0069in solid #000000"/>
    </style:style>
    <style:style style:name="Table3" style:family="table">
      <style:table-properties style:width="3.3646in" fo:margin-left="-0.0375in" fo:margin-top="0in" fo:margin-bottom="0in" table:align="left"/>
    </style:style>
    <style:style style:name="Table3.A" style:family="table-column">
      <style:table-column-properties style:column-width="1.1042in"/>
    </style:style>
    <style:style style:name="Table3.B" style:family="table-column">
      <style:table-column-properties style:column-width="0.6146in"/>
    </style:style>
    <style:style style:name="Table3.C" style:family="table-column">
      <style:table-column-properties style:column-width="0.5625in"/>
    </style:style>
    <style:style style:name="Table3.D" style:family="table-column">
      <style:table-column-properties style:column-width="0.5313in"/>
    </style:style>
    <style:style style:name="Table3.E" style:family="table-column">
      <style:table-column-properties style:column-width="0.5521in"/>
    </style:style>
    <style:style style:name="Table3.1" style:family="table-row">
      <style:table-row-properties style:keep-together="true" fo:keep-together="auto"/>
    </style:style>
    <style:style style:name="Table3.A1" style:family="table-cell">
      <style:table-cell-properties fo:background-color="#b2b2b2" fo:padding-left="0.0785in" fo:padding-right="0.075in" fo:padding-top="0in" fo:padding-bottom="0in" fo:border-left="0.0069in solid #000000" fo:border-right="none" fo:border-top="0.0069in solid #000000" fo:border-bottom="0.0069in solid #000000">
        <style:background-image/>
      </style:table-cell-properties>
    </style:style>
    <style:style style:name="Table3.E1" style:family="table-cell">
      <style:table-cell-properties fo:background-color="#b2b2b2" fo:padding-left="0.0785in" fo:padding-right="0.075in" fo:padding-top="0in" fo:padding-bottom="0in" fo:border="0.0069in solid #000000">
        <style:background-image/>
      </style:table-cell-properties>
    </style:style>
    <style:style style:name="Table3.B2" style:family="table-cell" style:data-style-name="N0">
      <style:table-cell-properties fo:padding-left="0.0785in" fo:padding-right="0.075in" fo:padding-top="0in" fo:padding-bottom="0in" fo:border-left="0.0069in solid #000000" fo:border-right="none" fo:border-top="0.0069in solid #000000" fo:border-bottom="0.0069in solid #000000"/>
    </style:style>
    <style:style style:name="Table3.E2" style:family="table-cell" style:data-style-name="N0">
      <style:table-cell-properties fo:padding-left="0.0785in" fo:padding-right="0.075in" fo:padding-top="0in" fo:padding-bottom="0in" fo:border="0.0069in solid #000000"/>
    </style:style>
    <style:style style:name="Table4" style:family="table">
      <style:table-properties style:width="3.3597in" fo:margin-left="-0.0375in" fo:margin-top="0in" fo:margin-bottom="0in" fo:break-before="auto" fo:break-after="auto" table:align="left"/>
    </style:style>
    <style:style style:name="Table4.A" style:family="table-column">
      <style:table-column-properties style:column-width="2.25in"/>
    </style:style>
    <style:style style:name="Table4.B" style:family="table-column">
      <style:table-column-properties style:column-width="1.1097in"/>
    </style:style>
    <style:style style:name="Table4.1" style:family="table-row">
      <style:table-row-properties style:keep-together="true" fo:keep-together="auto"/>
    </style:style>
    <style:style style:name="Table4.A1" style:family="table-cell">
      <style:table-cell-properties fo:background-color="#b2b2b2" fo:padding-left="0.0785in" fo:padding-right="0.075in" fo:padding-top="0in" fo:padding-bottom="0in" fo:border-left="0.0069in solid #000000" fo:border-right="none" fo:border-top="0.0069in solid #000000" fo:border-bottom="0.0069in solid #000000">
        <style:background-image/>
      </style:table-cell-properties>
    </style:style>
    <style:style style:name="Table4.B1" style:family="table-cell">
      <style:table-cell-properties fo:background-color="#b2b2b2" fo:padding-left="0.0785in" fo:padding-right="0.075in" fo:padding-top="0in" fo:padding-bottom="0in" fo:border="0.0069in solid #000000">
        <style:background-image/>
      </style:table-cell-properties>
    </style:style>
    <style:style style:name="Table4.B2" style:family="table-cell">
      <style:table-cell-properties fo:padding-left="0.0785in" fo:padding-right="0.075in" fo:padding-top="0in" fo:padding-bottom="0in" fo:border="0.0069in solid #000000"/>
    </style:style>
    <style:style style:name="P1" style:family="paragraph" style:parent-style-name="Standard">
      <style:paragraph-properties loext:contextual-spacing="false" fo:margin-left="0in" fo:margin-right="0in" fo:margin-top="0in" fo:margin-bottom="0in" fo:line-height="100%" fo:text-align="center" style:justify-single-word="false" fo:keep-together="auto" fo:orphans="0" fo:widows="0" fo:text-indent="0in" style:auto-text-indent="false" fo:break-before="auto" fo:break-after="auto" fo:padding="0in" fo:border="none" fo:keep-with-next="auto">
        <style:tab-stops>
          <style:tab-stop style:position="3.4626in" style:type="center"/>
          <style:tab-stop style:position="6.9252in" style:type="right"/>
        </style:tab-stops>
      </style:paragraph-properties>
      <style:text-properties fo:font-variant="normal" fo:text-transform="none" fo:color="#000000" style:text-line-through-style="none" style:text-position="0% 100%" style:font-name="Amagro" fo:font-size="24pt" fo:font-style="normal" style:text-underline-style="none" fo:font-weight="bold" style:font-name-asian="Bitter" style:font-size-asian="24pt" style:font-style-asian="normal" style:font-weight-asian="bold" style:font-name-complex="Bitter" style:font-size-complex="24pt" style:font-style-complex="normal"/>
    </style:style>
    <style:style style:name="P2" style:family="paragraph" style:parent-style-name="Standard">
      <style:paragraph-properties loext:contextual-spacing="false" fo:margin-left="0in" fo:margin-right="0in" fo:margin-top="0in" fo:margin-bottom="0in" fo:line-height="100%" fo:text-align="center" style:justify-single-word="false" fo:keep-together="auto" fo:orphans="0" fo:widows="0" fo:text-indent="0in" style:auto-text-indent="false" fo:break-before="auto" fo:break-after="auto" fo:padding="0in" fo:border="none" fo:keep-with-next="auto">
        <style:tab-stops>
          <style:tab-stop style:position="3.4626in" style:type="center"/>
          <style:tab-stop style:position="6.9252in" style:type="right"/>
        </style:tab-stops>
      </style:paragraph-properties>
      <style:text-properties fo:font-variant="normal" fo:text-transform="none" fo:color="#000000" style:text-line-through-styl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P3" style:family="paragraph" style:parent-style-name="Standard">
      <style:paragraph-properties loext:contextual-spacing="false" fo:margin-left="0in" fo:margin-right="0in" fo:margin-top="0in" fo:margin-bottom="0in" fo:line-height="100%" fo:text-align="center" style:justify-single-word="false" fo:keep-together="auto" fo:orphans="0" fo:widows="0" fo:text-indent="0in" style:auto-text-indent="false" fo:padding="0in" fo:border="none" fo:keep-with-next="auto"/>
      <style:text-properties style:font-name="Times New Roman" fo:font-size="12pt" style:font-size-asian="12pt" style:font-size-complex="12pt"/>
    </style:style>
    <style:style style:name="P4" style:family="paragraph" style:parent-style-name="Standard">
      <style:paragraph-properties loext:contextual-spacing="false" fo:margin-left="0in" fo:margin-right="0in" fo:margin-top="0in" fo:margin-bottom="0in" fo:line-height="100%" fo:text-align="justify" style:justify-single-word="false" fo:keep-together="auto" fo:orphans="0" fo:widows="0" fo:text-indent="0in" style:auto-text-indent="false" fo:padding="0in" fo:border="none" fo:keep-with-next="auto"/>
      <style:text-properties style:font-name="Times New Roman" fo:font-size="12pt" style:font-size-asian="12pt" style:font-size-complex="12pt"/>
    </style:style>
    <style:style style:name="P5" style:family="paragraph" style:parent-style-name="Standard">
      <style:paragraph-properties loext:contextual-spacing="false" fo:margin-left="0in" fo:margin-right="0in" fo:margin-top="0in" fo:margin-bottom="0in"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position="0% 100%" style:font-name="Times New Roman" fo:font-size="12pt" fo:font-style="normal" style:text-underline-style="none" fo:font-weight="bold" style:font-name-asian="Times New Roman1" style:font-size-asian="12pt" style:font-style-asian="normal" style:font-weight-asian="bold" style:font-name-complex="Times New Roman1" style:font-size-complex="12pt"/>
    </style:style>
    <style:style style:name="P6" style:family="paragraph" style:parent-style-name="Standard">
      <style:paragraph-properties loext:contextual-spacing="false" fo:margin-left="0in" fo:margin-right="0in" fo:margin-top="0in" fo:margin-bottom="0in" fo:line-height="100%" fo:text-align="center" style:justify-single-word="false" fo:keep-together="auto" fo:orphans="0" fo:widows="0" fo:text-indent="0in" style:auto-text-indent="false" fo:padding="0in" fo:border="none" fo:keep-with-next="auto"/>
      <style:text-properties fo:font-variant="normal" fo:text-transform="none" fo:color="#000000" style:text-line-through-style="none" style:text-position="0% 100%" style:font-name="Times New Roman" fo:font-size="12pt" fo:font-style="normal" style:text-underline-style="none" fo:font-weight="bold" style:font-name-asian="Times New Roman1" style:font-size-asian="12pt" style:font-style-asian="normal" style:font-weight-asian="bold" style:font-name-complex="Times New Roman1" style:font-size-complex="12pt"/>
    </style:style>
    <style:style style:name="P7" style:family="paragraph" style:parent-style-name="Standard">
      <style:text-properties style:font-name="Times New Roman" fo:font-size="12pt" style:font-size-asian="12pt" style:font-size-complex="12pt"/>
    </style:style>
    <style:style style:name="P8" style:family="paragraph" style:parent-style-name="Standard">
      <style:paragraph-properties fo:text-align="center" style:justify-single-word="false"/>
      <style:text-properties style:font-name="Times New Roman" fo:font-size="12pt" style:font-size-asian="12pt" style:font-size-complex="12pt"/>
    </style:style>
    <style:style style:name="P9" style:family="paragraph" style:parent-style-name="Standard">
      <style:paragraph-properties fo:text-align="justify" style:justify-single-word="false"/>
      <style:text-properties style:font-name="Times New Roman" fo:font-size="12pt" style:font-size-asian="12pt" style:font-size-complex="12pt"/>
    </style:style>
    <style:style style:name="P10" style:family="paragraph" style:parent-style-name="Standard">
      <style:paragraph-properties fo:text-align="justify" style:justify-single-word="false"/>
      <style:text-properties style:font-name="Times New Roman" fo:font-size="12pt" fo:font-weight="bold" style:font-size-asian="12pt" style:font-weight-asian="bold" style:font-size-complex="12pt"/>
    </style:style>
    <style:style style:name="P11" style:family="paragraph" style:parent-style-name="Standard">
      <style:paragraph-properties fo:text-align="center" style:justify-single-word="false"/>
      <style:text-properties style:font-name="Times New Roman" fo:font-size="12pt" fo:font-weight="bold" style:font-size-asian="12pt" style:font-weight-asian="bold" style:font-size-complex="12pt"/>
    </style:style>
    <style:style style:name="P12" style:family="paragraph" style:parent-style-name="Standard">
      <style:text-properties style:font-name="Times New Roman" fo:font-size="20pt" style:font-size-asian="20pt" style:font-size-complex="20pt"/>
    </style:style>
    <style:style style:name="P13" style:family="paragraph" style:parent-style-name="Standard">
      <style:paragraph-properties fo:text-align="justify" style:justify-single-word="false"/>
      <style:text-properties style:font-name="Times New Roman" fo:font-size="13pt" style:font-size-asian="13pt" style:font-size-complex="13pt"/>
    </style:style>
    <style:style style:name="P14" style:family="paragraph" style:parent-style-name="Standard">
      <style:paragraph-properties fo:text-align="justify" style:justify-single-word="false"/>
      <style:text-properties style:font-name="Times New Roman" fo:font-size="13pt" fo:font-style="normal" style:font-size-asian="13pt" style:font-style-asian="normal" style:font-size-complex="13pt"/>
    </style:style>
    <style:style style:name="P15" style:family="paragraph" style:parent-style-name="Standard">
      <style:paragraph-properties fo:text-align="justify" style:justify-single-word="false"/>
      <style:text-properties style:font-name="Times New Roman" fo:font-size="18pt" style:font-size-asian="18pt" style:font-size-complex="18pt"/>
    </style:style>
    <style:style style:name="P16" style:family="paragraph" style:parent-style-name="Standard">
      <style:paragraph-properties fo:text-align="start" style:justify-single-word="false"/>
      <style:text-properties fo:font-size="12pt" style:font-size-asian="12pt" style:font-size-complex="12pt"/>
    </style:style>
    <style:style style:name="P17" style:family="paragraph" style:parent-style-name="Standard" style:list-style-name="L1">
      <style:paragraph-properties fo:text-align="start" style:justify-single-word="false"/>
      <style:text-properties fo:font-size="12pt" style:font-size-asian="12pt" style:font-size-complex="12pt"/>
    </style:style>
    <style:style style:name="P18" style:family="paragraph" style:parent-style-name="Standard">
      <style:paragraph-properties fo:text-align="start" style:justify-single-word="false"/>
      <style:text-properties style:font-name="Times New Roman" fo:font-size="12pt" style:font-size-asian="12pt" style:font-size-complex="12pt"/>
    </style:style>
    <style:style style:name="P19" style:family="paragraph" style:parent-style-name="Standard">
      <style:paragraph-properties fo:text-align="start" style:justify-single-word="false"/>
      <style:text-properties style:font-name="Times New Roman" fo:font-size="12pt" fo:font-style="normal" style:font-size-asian="12pt" style:font-style-asian="normal" style:font-size-complex="12pt"/>
    </style:style>
    <style:style style:name="P20" style:family="paragraph" style:parent-style-name="Standard">
      <style:paragraph-properties fo:text-align="start" style:justify-single-word="false"/>
      <style:text-properties style:font-name="Times New Roman" fo:font-size="12pt" fo:font-style="italic" style:font-size-asian="12pt" style:font-style-asian="italic" style:font-size-complex="12pt"/>
    </style:style>
    <style:style style:name="P21" style:family="paragraph" style:parent-style-name="Standard">
      <style:paragraph-properties fo:text-align="start" style:justify-single-word="false"/>
      <style:text-properties style:font-name="Times New Roman" fo:font-size="20pt" style:font-size-asian="20pt" style:font-size-complex="20pt"/>
    </style:style>
    <style:style style:name="P22" style:family="paragraph" style:parent-style-name="Standard">
      <style:paragraph-properties fo:text-align="start" style:justify-single-word="false"/>
      <style:text-properties style:font-name="Times New Roman" fo:font-size="20pt" fo:font-style="normal" style:font-size-asian="20pt" style:font-style-asian="normal" style:font-size-complex="20pt"/>
    </style:style>
    <style:style style:name="P23" style:family="paragraph" style:parent-style-name="Standard">
      <style:paragraph-properties fo:text-align="start" style:justify-single-word="false"/>
      <style:text-properties style:font-name="Times New Roman" fo:font-size="13pt" style:font-size-asian="13pt" style:font-size-complex="13pt"/>
    </style:style>
    <style:style style:name="P24" style:family="paragraph" style:parent-style-name="Standard">
      <style:paragraph-properties fo:text-align="justify" style:justify-single-word="false"/>
      <style:text-properties style:font-name="Times New Roman" fo:font-size="13pt" style:font-size-asian="13pt" style:font-size-complex="13pt"/>
    </style:style>
    <style:style style:name="P25" style:family="paragraph" style:parent-style-name="Standard">
      <style:paragraph-properties fo:text-align="start" style:justify-single-word="false"/>
      <style:text-properties style:font-name="Times New Roman" fo:font-size="13pt" fo:font-style="normal" style:font-size-asian="13pt" style:font-style-asian="normal" style:font-size-complex="13pt"/>
    </style:style>
    <style:style style:name="P26" style:family="paragraph" style:parent-style-name="Standard">
      <style:paragraph-properties fo:text-align="start" style:justify-single-word="false"/>
      <style:text-properties style:font-name="Times New Roman" fo:font-size="18pt" style:font-size-asian="18pt" style:font-size-complex="18pt"/>
    </style:style>
    <style:style style:name="P27" style:family="paragraph" style:parent-style-name="Standard">
      <style:paragraph-properties fo:text-align="start" style:justify-single-word="false"/>
      <style:text-properties style:font-name="Times New Roman" fo:font-size="18pt" fo:font-style="normal" style:font-size-asian="18pt" style:font-style-asian="normal" style:font-size-complex="18pt"/>
    </style:style>
    <style:style style:name="P28" style:family="paragraph" style:parent-style-name="Standard">
      <style:paragraph-properties fo:text-align="start" style:justify-single-word="false"/>
      <style:text-properties style:font-name="Times New Roman" fo:font-size="16pt" style:font-size-asian="16pt" style:font-size-complex="16pt"/>
    </style:style>
    <style:style style:name="P29" style:family="paragraph" style:parent-style-name="Standard">
      <style:paragraph-properties fo:text-align="start" style:justify-single-word="false"/>
    </style:style>
    <style:style style:name="P30" style:family="paragraph" style:parent-style-name="Standard" style:master-page-name="Standard">
      <style:paragraph-properties style:page-number="auto"/>
      <style:text-properties style:font-name="Times New Roman" fo:font-size="20pt" style:font-size-asian="20pt" style:font-size-complex="20pt"/>
    </style:style>
    <style:style style:name="P31" style:family="paragraph" style:parent-style-name="Standard" style:list-style-name="WWNum1">
      <style:paragraph-properties fo:margin-left="0.5in" fo:margin-right="0in" fo:text-align="start" style:justify-single-word="false" fo:text-indent="-0.25in" style:auto-text-indent="false"/>
      <style:text-properties style:font-name="Times New Roman" fo:font-size="12pt" style:font-size-asian="12pt" style:font-size-complex="12pt"/>
    </style:style>
    <style:style style:name="P32" style:family="paragraph" style:parent-style-name="Standard" style:list-style-name="WWNum2">
      <style:paragraph-properties fo:margin-left="0.5in" fo:margin-right="0in" fo:text-align="start" style:justify-single-word="false" fo:text-indent="-0.25in" style:auto-text-indent="false"/>
      <style:text-properties style:font-name="Times New Roman" fo:font-size="12pt" style:font-size-asian="12pt" style:font-size-complex="12pt"/>
    </style:style>
    <style:style style:name="P33" style:family="paragraph" style:parent-style-name="Standard" style:list-style-name="WWNum6">
      <style:paragraph-properties fo:margin-left="0.5in" fo:margin-right="0in" fo:text-align="start" style:justify-single-word="false" fo:text-indent="-0.25in" style:auto-text-indent="false"/>
      <style:text-properties style:font-name="Times New Roman" fo:font-size="12pt" style:font-size-asian="12pt" style:font-size-complex="12pt"/>
    </style:style>
    <style:style style:name="P34" style:family="paragraph" style:parent-style-name="Standard" style:list-style-name="WWNum2">
      <style:paragraph-properties fo:margin-left="0.5in" fo:margin-right="0in" fo:text-align="start" style:justify-single-word="false" fo:text-indent="-0.25in" style:auto-text-indent="false"/>
      <style:text-properties style:font-name="Times New Roman" fo:font-size="12pt" fo:font-style="normal" style:font-size-asian="12pt" style:font-style-asian="normal" style:font-size-complex="12pt"/>
    </style:style>
    <style:style style:name="T1" style:family="text">
      <style:text-properties style:font-name="Arial" style:font-name-asian="Arial1" style:font-name-complex="Arial1"/>
    </style:style>
    <style:style style:name="T2" style:family="text">
      <style:text-properties fo:font-variant="normal" fo:text-transform="none" fo:color="#000000" style:text-line-through-style="none" style:text-position="0% 100%" fo:font-style="normal" style:text-underline-style="none" fo:font-weight="normal" style:font-name-asian="Times New Roman1" style:font-style-asian="normal" style:font-weight-asian="normal" style:font-name-complex="Times New Roman1"/>
    </style:style>
    <style:style style:name="T3" style:family="text">
      <style:text-properties fo:font-variant="normal" fo:text-transform="none" fo:color="#000000" style:text-line-through-style="none" style:text-position="0% 100%" fo:font-style="normal" style:text-underline-style="none" fo:font-weight="bold" style:font-name-asian="Times New Roman1" style:font-style-asian="normal" style:font-weight-asian="bold" style:font-name-complex="Times New Roman1"/>
    </style:style>
    <style:style style:name="T4" style:family="text">
      <style:text-properties fo:background-color="transparent"/>
    </style:style>
    <style:style style:name="T5" style:family="text">
      <style:text-properties style:font-name="Times New Roman"/>
    </style:style>
    <style:style style:name="T6" style:family="text">
      <style:text-properties style:font-name="Times New Roman" fo:font-style="italic" style:font-style-asian="italic"/>
    </style:style>
    <style:style style:name="T7" style:family="text">
      <style:text-properties style:font-name="Times New Roman" fo:font-size="12pt" style:font-size-asian="12pt" style:font-size-complex="12pt"/>
    </style:style>
    <style:style style:name="T8" style:family="text">
      <style:text-properties style:font-name="Times New Roman" fo:font-size="12pt" fo:font-style="italic" style:font-size-asian="12pt" style:font-style-asian="italic" style:font-size-complex="12pt"/>
    </style:style>
    <style:style style:name="T9" style:family="text">
      <style:text-properties fo:font-style="normal" style:font-style-asian="normal"/>
    </style:style>
    <style:style style:name="T10" style:family="text">
      <style:text-properties fo:font-weight="bold" style:font-weight-asian="bold"/>
    </style:style>
    <style:style style:name="T11" style:family="text">
      <style:text-properties fo:font-style="italic" fo:font-weight="bold" style:font-style-asian="italic" style:font-weight-asian="bold"/>
    </style:style>
    <style:style style:name="T12" style:family="text">
      <style:text-properties fo:font-style="italic" style:font-style-asian="italic"/>
    </style:style>
    <style:style style:name="Sect1" style:family="section">
      <style:section-properties text:dont-balance-text-columns="true" style:editable="false">
        <style:columns fo:column-count="2">
          <style:column-sep style:width="0.0008in" style:color="#000000" style:height="100%"/>
          <style:column style:rel-width="32769*" fo:start-indent="0in" fo:end-indent="0.1in"/>
          <style:column style:rel-width="32766*" fo:start-indent="0.1in" fo:end-indent="0in"/>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Section">
        <text:p text:style-name="P30">Introduction</text:p>
        <text:p text:style-name="P18">All the rules of <text:span text:style-name="T12">18 India</text:span> are in effect unless superseded by these rules.</text:p>
        <text:p text:style-name="P7"/>
        <text:p text:style-name="P12">Game Setup</text:p>
        <text:p text:style-name="P18">To prepare for play, follow these steps. You must own a copy of <text:span text:style-name="T12">18 India</text:span> to play this game.</text:p>
        <text:p text:style-name="P18"/>
        <text:list xml:id="list2490216275212445061" text:style-name="WWNum1">
          <text:list-item>
            <text:p text:style-name="P31">Remove the GIPR 10% shares, railroad bonds, guaranty cards, commodities, and gauge change markers, and the private companies. They will not be used.</text:p>
          </text:list-item>
          <text:list-item>
            <text:p text:style-name="P31">Find the 10% certificates along with the 20% Director’s Certificates for the 13 corporations in the game and shuffle them into a deck.</text:p>
          </text:list-item>
          <text:list-item>
            <text:p text:style-name="P31">Distribute all certificates into 4 IPO columns, ensuring that the the corporation icons are visible when laid out.</text:p>
          </text:list-item>
          <text:list-item>
            <text:p text:style-name="P31">Distribute starting capital based on player count: </text:p>
          </text:list-item>
        </text:list>
        <text:p text:style-name="P13"/>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10">Players:</text:p>
            </table:table-cell>
            <table:table-cell table:style-name="Table1.A1" office:value-type="string">
              <text:p text:style-name="P11">2</text:p>
            </table:table-cell>
            <table:table-cell table:style-name="Table1.A1" office:value-type="string">
              <text:p text:style-name="P11">3</text:p>
            </table:table-cell>
            <table:table-cell table:style-name="Table1.A1" office:value-type="string">
              <text:p text:style-name="P11">4</text:p>
            </table:table-cell>
            <table:table-cell table:style-name="Table1.E1" office:value-type="string">
              <text:p text:style-name="P11">5</text:p>
            </table:table-cell>
          </table:table-row>
          <table:table-row table:style-name="Table1.1">
            <table:table-cell table:style-name="Table1.A1" office:value-type="string">
              <text:p text:style-name="P10">Capital</text:p>
            </table:table-cell>
            <table:table-cell table:style-name="Table1.B2" office:value-type="string">
              <text:p text:style-name="P8">₹1100</text:p>
            </table:table-cell>
            <table:table-cell table:style-name="Table1.B2" office:value-type="string">
              <text:p text:style-name="P8">₹733</text:p>
            </table:table-cell>
            <table:table-cell table:style-name="Table1.B2" office:value-type="string">
              <text:p text:style-name="P8">₹550</text:p>
            </table:table-cell>
            <table:table-cell table:style-name="Table1.E2" office:value-type="string">
              <text:p text:style-name="P8">₹440</text:p>
            </table:table-cell>
          </table:table-row>
        </table:table>
        <text:p text:style-name="P13"/>
        <text:p text:style-name="P21">Unused Components</text:p>
        <text:p text:style-name="P18"><text:span text:style-name="T12">18 SouthSalishSea </text:span>does not use the following <text:span text:style-name="T12">18 India</text:span> components: GIPR shares, tokens, and railroad bonds, commodities, one of the 00 grey tiles, the two ferry tiles, private companies, gauge changes, and Guaranty Companies.</text:p>
        <text:p text:style-name="P23"/>
        <text:p text:style-name="P21">New Components</text:p>
        <text:p text:style-name="P18">A few new components are required to play <text:span text:style-name="T12">18SouthSalishSea</text:span>: A 00 grey tile with $40 revenue. [32] yellow and green track tiles with a blue border, which are used to create ferry routes.</text:p>
        <text:p text:style-name="P23"/>
        <text:p text:style-name="P21">Train Roster</text:p>
        <text:p text:style-name="P18">Use all of the trains from <text:span text:style-name="T12">18 India</text:span>, including the “E” side of the trains.</text:p>
        <text:p text:style-name="P21">Certificate Limit</text:p>
        <text:p text:style-name="P18">The certificate limit for players is different in <text:span text:style-name="T12">18SouthSalishSea</text:span><text:span text:style-name="T9"> than it is in </text:span><text:span text:style-name="T12">18India</text:span><text:span text:style-name="T9">. Additionally, the certificate limit does not decrease if companies are closed. </text:span></text:p>
        <text:p text:style-name="P14"/>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P5">Players:</text:p>
            </table:table-cell>
            <table:table-cell table:style-name="Table2.A1" office:value-type="string">
              <text:p text:style-name="P6">2</text:p>
            </table:table-cell>
            <table:table-cell table:style-name="Table2.A1" office:value-type="string">
              <text:p text:style-name="P6">3</text:p>
            </table:table-cell>
            <table:table-cell table:style-name="Table2.A1" office:value-type="string">
              <text:p text:style-name="P6">4</text:p>
            </table:table-cell>
            <table:table-cell table:style-name="Table2.E1" office:value-type="string">
              <text:p text:style-name="P6">5</text:p>
            </table:table-cell>
          </table:table-row>
          <table:table-row table:style-name="Table2.1">
            <table:table-cell table:style-name="Table2.A1" office:value-type="string">
              <text:p text:style-name="P5">Limit:</text:p>
            </table:table-cell>
            <table:table-cell table:style-name="Table2.B2" office:value-type="float" office:value="28">
              <text:p text:style-name="P3">28</text:p>
            </table:table-cell>
            <table:table-cell table:style-name="Table2.B2" office:value-type="float" office:value="22">
              <text:p text:style-name="P3">22</text:p>
            </table:table-cell>
            <table:table-cell table:style-name="Table2.B2" office:value-type="float" office:value="18">
              <text:p text:style-name="P3">18</text:p>
            </table:table-cell>
            <table:table-cell table:style-name="Table2.E2" office:value-type="float" office:value="16">
              <text:p text:style-name="P3">16</text:p>
            </table:table-cell>
          </table:table-row>
        </table:table>
        <text:p text:style-name="P14"/>
        <text:p text:style-name="P22">Rules and Concepts</text:p>
        <text:p text:style-name="P18"><text:span text:style-name="T9">The following rules add to, extend, or supersede the rules of </text:span><text:span text:style-name="T12">18 India. </text:span><text:span text:style-name="T9">Please use the </text:span><text:span text:style-name="T12">18 India</text:span><text:span text:style-name="T9"> rulebook for any further rule information. </text:span></text:p>
        <text:p text:style-name="P13"/>
        <text:p text:style-name="P26">IPO Distribution and Hand Limit</text:p>
        <text:p text:style-name="P18">Unlike <text:span text:style-name="T12">18 India</text:span>, players do not perform an initial draft of certificates at the beginning of the game. Instead, throughout the game, players will either be buying shares from the IPO directly or drafting shares into their hand to purchase later. Players may not draft shares if it would put them above the hand limit:</text:p>
        <text:p text:style-name="P13"/>
        <table:table table:name="Table3" table:style-name="Table3">
          <table:table-column table:style-name="Table3.A"/>
          <table:table-column table:style-name="Table3.B"/>
          <table:table-column table:style-name="Table3.C"/>
          <table:table-column table:style-name="Table3.D"/>
          <table:table-column table:style-name="Table3.E"/>
          <table:table-row table:style-name="Table3.1">
            <table:table-cell table:style-name="Table3.A1" office:value-type="string">
              <text:p text:style-name="P10">Players:</text:p>
            </table:table-cell>
            <table:table-cell table:style-name="Table3.A1" office:value-type="string">
              <text:p text:style-name="P11">2</text:p>
            </table:table-cell>
            <table:table-cell table:style-name="Table3.A1" office:value-type="string">
              <text:p text:style-name="P11">3</text:p>
            </table:table-cell>
            <table:table-cell table:style-name="Table3.A1" office:value-type="string">
              <text:p text:style-name="P11">4</text:p>
            </table:table-cell>
            <table:table-cell table:style-name="Table3.E1" office:value-type="string">
              <text:p text:style-name="P11">5</text:p>
            </table:table-cell>
          </table:table-row>
          <table:table-row table:style-name="Table3.1">
            <table:table-cell table:style-name="Table3.A1" office:value-type="string">
              <text:p text:style-name="P10">Hand Limit:</text:p>
            </table:table-cell>
            <table:table-cell table:style-name="Table3.B2" office:value-type="float" office:value="15">
              <text:p text:style-name="P8">15</text:p>
            </table:table-cell>
            <table:table-cell table:style-name="Table3.B2" office:value-type="float" office:value="10">
              <text:p text:style-name="P8">10</text:p>
            </table:table-cell>
            <table:table-cell table:style-name="Table3.B2" office:value-type="float" office:value="8">
              <text:p text:style-name="P8">8</text:p>
            </table:table-cell>
            <table:table-cell table:style-name="Table3.E2" office:value-type="float" office:value="6">
              <text:p text:style-name="P8">6</text:p>
            </table:table-cell>
          </table:table-row>
        </table:table>
        <text:p text:style-name="P27">Purchasing shares in the Stock Round</text:p>
        <text:p text:style-name="P19">During a Stock Round, a player may perform one of the following actions.</text:p>
        <text:p text:style-name="P19"/>
        <text:list xml:id="list3214070265464548041" text:style-name="WWNum2">
          <text:list-item>
            <text:p text:style-name="P32">Purchase a single certificate from the bank if available (paying the current share price to the bank).</text:p>
          </text:list-item>
          <text:list-item>
            <text:p text:style-name="P32">Purchase a single share from the treasury of a corporation if available (paying the current share price to the corporation).</text:p>
          </text:list-item>
          <text:list-item>
            <text:p text:style-name="P32"><text:span text:style-name="T9">Purchase the top 1 or 2 certificates</text:span> <text:span text:style-name="T9">from a single IPO stack, paying the printed price to the corporation treasury. </text:span><text:span text:style-name="T10">Unlike </text:span><text:span text:style-name="T11">18India, certificates can be purchased </text:span><text:span text:style-name="T11">from the IPO by players in SR1.</text:span></text:p>
          </text:list-item>
          <text:list-item>
            <text:p text:style-name="P32"><text:soft-page-break/>Draft the top 1 or 2 certificates into their hand from a single IPO stack, provided they are not already at the hand limit.</text:p>
          </text:list-item>
          <text:list-item>
            <text:p text:style-name="P34">Pass</text:p>
          </text:list-item>
        </text:list>
        <text:p text:style-name="P23"/>
        <text:p text:style-name="P26">End of Stock Round</text:p>
        <text:p text:style-name="P18">At the end of the stock round, after all players have passed. Each player may discard a single certificate from their hand into the bank pool. The bank buys the certificate, paying the printed cost to the corporation treasury.</text:p>
        <text:p text:style-name="P20">Note: Director’s certificates may be discarded into the bank pool in this way. This is the only way that a Director’s certificate may end up in the bank pool. </text:p>
        <text:p text:style-name="P20">Note: This is the only way a player may discard cards from their hand without purchasing directly.</text:p>
        <text:p text:style-name="P20"/>
        <text:p text:style-name="P27">Ferry Tiles</text:p>
        <text:p text:style-name="P18"><text:span text:style-name="T9">To play </text:span><text:span text:style-name="T12">18SouthSalishSea, </text:span><text:span text:style-name="T9">2</text:span>6<text:span text:style-name="T9"> additional yellow ferry tiles, and 8 green ferry tiles are required. These replace the 2 ferry tiles that come with </text:span><text:span text:style-name="T12">18 India</text:span><text:span text:style-name="T9">.</text:span></text:p>
        <text:p text:style-name="P18"/>
        <text:p text:style-name="P18">During the operating round, corporations may perform 1 track action, which now includes:</text:p>
        <text:list xml:id="list3632068600349015230" text:style-name="WWNum6">
          <text:list-item>
            <text:p text:style-name="P33">Lay up to 4 yellow track tiles following <text:span text:style-name="T12">18 India rules.</text:span></text:p>
          </text:list-item>
          <text:list-item>
            <text:p text:style-name="P33">Upgrade a single tile.</text:p>
          </text:list-item>
          <text:list-item>
            <text:p text:style-name="P33">Establish a ferry route.</text:p>
          </text:list-item>
        </text:list>
        <text:p text:style-name="P18"/>
        <text:p text:style-name="P18">To establish a ferry route, corporations may lay/upgrade as many ferry tiles as necessary on water hexes to create a single path between two ferry ports, paying the terrain cost of $20 / tile (or $40 / tile for water connecting to a Canadian port) for each tile placed.</text:p>
        <text:p text:style-name="P18"/>
        <text:p text:style-name="P20">Note: Hexes without marked terrain cost may never be built on. This includes: <text:span text:style-name="T4">C20, E32, F7, G10, G12.</text:span></text:p>
        <text:p text:style-name="P18"/>
        <text:p text:style-name="P18">Ferry routes may only start/end on hex edges that include a ferry port (dark blue hex border on land hexes). Normal track may be placed such that it causes track to point into a water hex only if there is a ferry point, or an off-board connection (ex. hex C20).</text:p>
        <text:p text:style-name="P18"/>
        <text:p text:style-name="P18">After paying terrain cost and completing a ferry route, the bank will pay ₹80 into the treasury of the corporation that completed the ferry route. </text:p>
        <text:p text:style-name="P18"/>
        <text:p text:style-name="P20">Note: Because the green ferry tiles are exclusively non-connecting track, a completed ferry route will always be a single path connecting two land hex edges. Ferry paths cannot divert to connect a single hex edge to multiple destinations.</text:p>
        <text:p text:style-name="P13"/>
        <text:p text:style-name="P27">Bridges</text:p>
        <text:p text:style-name="P18"><text:span text:style-name="T9">There are 6 bridges in </text:span><text:span text:style-name="T12">18SouthSalishSea</text:span><text:span text:style-name="T9"> represented by a red border with associated cost. The corporation laying track that would connect two pieces of track across this border must pay the associated cost. </text:span></text:p>
        <text:p text:style-name="P25"/>
        <text:p text:style-name="P27">Impassable Terrain</text:p>
        <text:p text:style-name="P18"><text:span text:style-name="T9">Grey borders represent impassable terrain and may not </text:span>be built<text:span text:style-name="T9"> over or have any track </text:span>built<text:span text:style-name="T9"> into the border. These represent </text:span>canals/inlets<text:span text:style-name="T9"> which have not historically seen bridges </text:span>built<text:span text:style-name="T9"> across.</text:span> </text:p>
        <text:p text:style-name="P23"/>
        <text:p text:style-name="P26">Olympic National park</text:p>
        <text:p text:style-name="P18">Olympic National park (A20-A24) can be treated as either a city or a town following <text:span text:style-name="T12">18India</text:span> base game rules. If optionally treated as a town (or if BNR is in the game blocking a train from passing through the city portion), then its revenue is not counted by an E train. </text:p>
        <text:p text:style-name="P14"/>
        <text:p text:style-name="P27">Route Bonuses</text:p>
        <text:p text:style-name="P18">As in<text:span text:style-name="T9"> </text:span><text:span text:style-name="T12">18 India</text:span><text:span text:style-name="T9">, route bonuses are not doubled or tripled by trains but are added to total revenue </text:span><text:soft-page-break/><text:span text:style-name="T9">after any multiplication factors are calculated.</text:span></text:p>
        <text:p text:style-name="P19"/>
        <text:p text:style-name="P19">A train may earn a route bonus by including two specially designated Cities in its route. It is possible to earn multiple bonuses in a single route. </text:p>
        <text:p text:style-name="P18"/>
        <text:p text:style-name="P20">Note: E trains must include the bonus destinations as part of the 4 counted revenue centers to get the bonus:</text:p>
        <text:p text:style-name="P14"/>
        <table:table table:name="Table4" table:style-name="Table4">
          <table:table-column table:style-name="Table4.A"/>
          <table:table-column table:style-name="Table4.B"/>
          <table:table-row table:style-name="Table4.1">
            <table:table-cell table:style-name="Table4.A1" office:value-type="string">
              <text:p text:style-name="P6">Connection</text:p>
            </table:table-cell>
            <table:table-cell table:style-name="Table4.B1" office:value-type="string">
              <text:p text:style-name="P3"><text:span text:style-name="T3">Route Bonu</text:span><text:span text:style-name="T2">s</text:span></text:p>
            </table:table-cell>
          </table:table-row>
          <table:table-row table:style-name="Table4.1">
            <table:table-cell table:style-name="Table4.A1" office:value-type="string">
              <text:p text:style-name="P6">Seattle - Victoria</text:p>
            </table:table-cell>
            <table:table-cell table:style-name="Table4.B2" office:value-type="string">
              <text:p text:style-name="P4">₹<text:span text:style-name="T2">100</text:span></text:p>
            </table:table-cell>
          </table:table-row>
          <table:table-row table:style-name="Table4.1">
            <table:table-cell table:style-name="Table4.A1" office:value-type="string">
              <text:p text:style-name="P6">Tacoma - Vancouver</text:p>
            </table:table-cell>
            <table:table-cell table:style-name="Table4.B2" office:value-type="string">
              <text:p text:style-name="P4">₹<text:span text:style-name="T2">80</text:span></text:p>
            </table:table-cell>
          </table:table-row>
          <table:table-row table:style-name="Table4.1">
            <table:table-cell table:style-name="Table4.A1" office:value-type="string">
              <text:p text:style-name="P6">Olympic National Park - Spokane</text:p>
            </table:table-cell>
            <table:table-cell table:style-name="Table4.B2" office:value-type="string">
              <text:p text:style-name="P4">₹<text:span text:style-name="T2">60</text:span></text:p>
            </table:table-cell>
          </table:table-row>
        </table:table>
        <text:p text:style-name="P13"/>
        <text:p text:style-name="P26">Company Stock Actions</text:p>
        <text:p text:style-name="P16"><text:span text:style-name="T5">During an Operating Round, a company can purchase 1 certificate from one of 3 locations:</text:span></text:p>
        <text:list xml:id="list4339976810241351745" text:style-name="L1">
          <text:list-item>
            <text:p text:style-name="P17"><text:span text:style-name="T5">Bank (money is paid to the bank)</text:span></text:p>
          </text:list-item>
          <text:list-item>
            <text:p text:style-name="P17"><text:span text:style-name="T5">IPO (money is paid to the treasury of the corporation being purchased)</text:span></text:p>
          </text:list-item>
          <text:list-item>
            <text:p text:style-name="P17"><text:span text:style-name="T5">Corporation Treasury: If a company owns it's own share, other players / companies may purchase the say at market price, paying the money to the corporation treasury.</text:span></text:p>
          </text:list-item>
        </text:list>
        <text:p text:style-name="P29"><text:span text:style-name="T7">In </text:span><text:span text:style-name="T8">18SouthSalishSea</text:span><text:span text:style-name="T7">, as its stock action, a company may acquire one cer</text:span><text:span text:style-name="T5">tificate of its own stock if available in the IPO. No money is exchanged – the company freely acquires its own certificate from the IPO. The certificate limit for a corporation remains at 3 and includes the corporation's own certificates.</text:span></text:p>
        <text:p text:style-name="P13"/>
        <text:p text:style-name="P28">Buying Certificates from Companies</text:p>
        <text:p text:style-name="P18">If a company owns any of its own stock certificates, any player may purchase that certificate at its current market value during their turn in the Stock Round.</text:p>
        <text:p text:style-name="P13"/>
        <text:p text:style-name="P13"/>
        <text:p text:style-name="P27">Company Liquidation</text:p>
        <text:p text:style-name="P18"><text:span text:style-name="T9">If a company's stock market token enters the </text:span><text:span text:style-name="T9">Liquidation space on the market, the company is immediately offered for sale at </text:span>an<text:span text:style-name="T9"> auction. </text:span><text:span text:style-name="T9">Beginning with the player to the left of the </text:span><text:span text:style-name="T9">player that is currently managing or directing the liquidation company, each player may have one of their companies make a bid on the company being offered. If a player is controlling multiple companies, the player does not have to disclose which company is making the bid. Companies may bid only using the cash they have on their charters</text:span>.</text:p>
        <text:p text:style-name="P19"/>
        <text:p text:style-name="P18"><text:span text:style-name="T9">A bid is a minimum of $10 and must be in multiples of $10. After the auction is completed, 10% of the sale price of the company is paid to the holders of each share. If no companies bid on the liquidated company, it is closed. Its cash, trains</text:span>,<text:span text:style-name="T9"> and any certificates it owns are returned to the bank. Its stations, certificates, and charter are removed from the game. </text:span></text:p>
        <text:p text:style-name="P19"/>
        <text:p text:style-name="P18"><text:span text:style-name="T9">If a company wins the bid, the stations of the two companies are merged. First, the winning company acquires the liquidated company and its assets. Any cash, certificates, and trains are added to the charter of the winning company. If the winning company is now over the train limit, trains must be sold to the bank to be compliant with the limit. Similarly</text:span>,<text:span text:style-name="T9"> for shares, if over the certificate limit, the company must immediately sell certificates to the bank to be compliant with the limit. </text:span></text:p>
        <text:p text:style-name="P19"/>
        <text:p text:style-name="P18"><text:span text:style-name="T9">The winning company also takes any available stations from the</text:span> <text:span text:style-name="T9">liquidated company's charter and adds them to its charter. These stations may be placed for $100 in subsequent Operating Rounds. All of the stations of the liquidated company that are on the board remain on the board and are </text:span><text:span text:style-name="T9">considered to be stations of the acquiring company. </text:span></text:p>
        <text:p text:style-name="P23"/>
        <text:p text:style-name="P26"><text:soft-page-break/>Game End Trigger</text:p>
        <text:p text:style-name="P18">There is no set bank value in 18SouthSalishSea. As soon as a corporation reaches the ₹400 spot on the stock market, the end of the game is triggered. The game will end after the conclusion of the operating round in which this was triggered.</text:p>
        <text:p text:style-name="P15"/>
        <text:p text:style-name="P15">Acknowledgements</text:p>
        <text:p text:style-name="P18">I would like to acknowledge TraXX for designing 18India and expanding on the system originally designed by Francis Tresham with 1829 and subsequently 1829: Mainline from which 18India is based. I am thankful to TraXX for the willingness and excitement they show towards creativity and experimentation, especially around a game they have spent so many hours designing and testing. </text:p>
        <text:p text:style-name="P9"/>
        <text:p text:style-name="P18">The expansion of rail transportation in the 1800s played a major part in the shaping the development of the United States. In Washington State, the Northern Pacific transcontinental railroad fueled the lumber industry and brought people west into the state. In this genre of games, the focus is on the individuals responsible for establishing the railroad, and profiting from the industries they enabled. It is important to recognize that the westward railroad expansion in the United States directly resulted in significant land loss for indigenous people groups, caused resource depletion through the lumber industry in lands that had been cultivated and inhabited for thousands of years, and destroyed traditional lifestyles as these groups were forced to integrate into white, western culture. </text:p>
        <text:p text:style-name="P9"/>
        <text:p text:style-name="P18">Where possible, I have tried to use original names to represent the geography in the game in hopes that in a very small way I might acknowledge the history that was established well before this land was ever claimed by the United States.</text:p>
        <text:p text:style-name="P9"/>
        <text:p text:style-name="P18">There are 29 federally-recognized native tribes within Washington State. Of these, the following once lived freely on land represented in 18SouthSalishSea:</text:p>
        <text:p text:style-name="P18"/>
        <text:p text:style-name="P18">Jamestown S'Klallam, Lower Elwha Klallam, Lummi, Muckleshoot, Nisqually, Nooksack, Port Gamble S'Klallam, Puyallup, Samish, Sauk-Suiattle, Skokomish, Snoqualmie, Squaxin Island, Stillaguamish, Suquamish, Swinomish, Tulalip, Upper Skagit</text:p>
        <text:p text:style-name="P18"/>
        <text:p text:style-name="P13"/>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Amagro" svg:font-family="Amagro" style:font-pitch="variable"/>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Bitter" svg:font-family="Bitter"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fals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n" fo:country="US" style:letter-kerning="false" style:font-name-asian="Linux Libertine G" style:font-size-asian="12pt" style:language-asian="zh" style:country-asian="CN" style:font-name-complex="Linux Libertine G"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style>
    <style:style style:name="Heading" style:family="paragraph" style:parent-style-name="Standard" style:next-style-name="Text_20_body" style:class="text">
      <style:paragraph-properties loext:contextual-spacing="false" fo:margin-top="0.1665in" fo:margin-bottom="0.0835in" fo:keep-with-next="always"/>
      <style:text-properties style:font-name="Liberation Sans" fo:font-size="14pt" style:font-name-asian="Linux Libertine G" style:font-size-asian="14pt" style:font-name-complex="Linux Libertine G" style:font-size-complex="14pt"/>
    </style:style>
    <style:style style:name="Text_20_body" style:display-name="Text body" style:family="paragraph" style:parent-style-name="Standard" style:class="text">
      <style:paragraph-properties loext:contextual-spacing="false" fo:margin-top="0in" fo:margin-bottom="0.0972in"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loext:contextual-spacing="false" fo:margin-top="0.3335in" fo:margin-bottom="0.0835in" fo:line-height="100%" fo:keep-together="always" fo:break-before="auto" fo:break-after="auto"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loext:contextual-spacing="false" fo:margin-top="0.25in" fo:margin-bottom="0.0555in" fo:line-height="100%"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loext:contextual-spacing="false" fo:margin-top="0.1945in" fo:margin-bottom="0.0555in"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loext:contextual-spacing="false" fo:margin-top="0.1665in" fo:margin-bottom="0.028in"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loext:contextual-spacing="false" fo:margin-top="0.1528in" fo:margin-bottom="0.028in"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loext:contextual-spacing="false" fo:margin-top="0.139in" fo:margin-bottom="0.028in"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loext:contextual-spacing="false" fo:margin-top="0.3335in" fo:margin-bottom="0.0835in"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loext:contextual-spacing="false" fo:margin-top="0.25in" fo:margin-bottom="0.0555in" fo:line-height="100%" fo:keep-together="always" fo:break-before="auto" fo:break-after="auto" fo:keep-with-next="always"/>
      <style:text-properties fo:color="#666666" style:font-name="Georgia" fo:font-size="24pt" fo:font-style="italic" style:font-name-asian="Georgia1" style:font-size-asian="24pt" style:font-style-asian="italic" style:font-name-complex="Georgia1" style:font-size-complex="24pt"/>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Label_20_1" style:display-name="ListLabel 1" style:family="text">
      <style:text-properties fo:font-size="13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text:start-value="2">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text:start-value="3">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prefix="("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prefix="("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prefix="("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paragraph-properties loext:contextual-spacing="false" fo:margin-left="0in" fo:margin-right="0in" fo:margin-top="0in" fo:margin-bottom="0in" fo:line-height="100%" fo:text-align="center" style:justify-single-word="false" fo:keep-together="auto" fo:orphans="0" fo:widows="0" fo:text-indent="0in" style:auto-text-indent="false" fo:break-before="auto" fo:break-after="auto" fo:padding="0in" fo:border="none" fo:keep-with-next="auto">
        <style:tab-stops>
          <style:tab-stop style:position="3.4626in" style:type="center"/>
          <style:tab-stop style:position="6.9252in" style:type="right"/>
        </style:tab-stops>
      </style:paragraph-properties>
      <style:text-properties fo:font-variant="normal" fo:text-transform="none" fo:color="#000000" style:text-line-through-style="none" style:text-position="0% 100%" style:font-name="Amagro" fo:font-size="24pt" fo:font-style="normal" style:text-underline-style="none" fo:font-weight="bold" style:font-name-asian="Bitter" style:font-size-asian="24pt" style:font-style-asian="normal" style:font-weight-asian="bold" style:font-name-complex="Bitter" style:font-size-complex="24pt" style:font-style-complex="normal"/>
    </style:style>
    <style:style style:name="MP2" style:family="paragraph" style:parent-style-name="Standard">
      <style:paragraph-properties loext:contextual-spacing="false" fo:margin-left="0in" fo:margin-right="0in" fo:margin-top="0in" fo:margin-bottom="0in" fo:line-height="100%" fo:text-align="center" style:justify-single-word="false" fo:keep-together="auto" fo:orphans="0" fo:widows="0" fo:text-indent="0in" style:auto-text-indent="false" fo:break-before="auto" fo:break-after="auto" fo:padding="0in" fo:border="none" fo:keep-with-next="auto">
        <style:tab-stops>
          <style:tab-stop style:position="3.4626in" style:type="center"/>
          <style:tab-stop style:position="6.9252in" style:type="right"/>
        </style:tab-stops>
      </style:paragraph-properties>
      <style:text-properties fo:font-variant="normal" fo:text-transform="none" fo:color="#000000" style:text-line-through-styl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MT1" style:family="text">
      <style:text-properties style:font-name="Arial" style:font-name-asian="Arial1" style:font-name-complex="Arial1"/>
    </style:style>
    <style:page-layout style:name="Mpm1">
      <style:page-layout-properties fo:page-width="8.5in" fo:page-height="11in" style:num-format="1" style:print-orientation="portrait" fo:margin-top="0.7874in" fo:margin-bottom="0.25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7681in" fo:margin-left="0in" fo:margin-right="0in" fo:margin-bottom="0.7283in" style:dynamic-spacing="true"/>
      </style:header-style>
      <style:footer-style>
        <style:header-footer-properties fo:min-height="0.5374in" fo:margin-left="0in" fo:margin-right="0in" fo:margin-top="0.498in" style:dynamic-spacing="true"/>
      </style:footer-style>
    </style:page-layout>
    <style:page-layout style:name="Mpm2">
      <style:page-layout-properties fo:page-width="8.5in" fo:page-height="11in" style:num-format="1" style:print-orientation="portrait" fo:margin-top="1.5555in" fo:margin-bottom="0.25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5374in" fo:margin-left="0in" fo:margin-right="0in" fo:margin-top="0.498in" style:dynamic-spacing="true"/>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18 SouthSalishSea</text:p>
        <text:p text:style-name="MP2">An I8India Variant Game by Forrest Boyd</text:p>
      </style:header>
      <style:footer>
        <text:p text:style-name="Standard"><text:span text:style-name="MT1">18SouthSalishSea<text:tab/><text:tab/><text:tab/><text:tab/><text:tab/></text:span><text:page-number text:select-page="current">4</text:page-number><text:span text:style-name="MT1"><text:tab/><text:tab/><text:tab/><text:tab/><text:tab/><text:tab/>v3.4</text:span></text:p>
      </style:footer>
    </style:master-page>
    <style:master-page style:name="First_20_Page" style:display-name="First Page" style:page-layout-name="Mpm2" style:next-style-name="Standard">
      <style:footer>
        <text:p text:style-name="Standard"/>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5$Unix OpenOffice.org_project/4115m2$Build-9813</meta:generator>
    <dc:date>2025-06-23T11:19:13</dc:date>
    <dc:creator>Forrest Boyd</dc:creator>
    <meta:editing-duration>P10DT12H33M5S</meta:editing-duration>
    <meta:editing-cycles>5</meta:editing-cycles>
    <meta:document-statistic meta:table-count="4" meta:image-count="0" meta:object-count="0" meta:page-count="4" meta:paragraph-count="114" meta:word-count="1797" meta:character-count="10512"/>
  </office:meta>
</office:document-meta>
</file>